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5791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7783in"/>
    </style:style>
    <style:style style:name="co7" style:family="table-column">
      <style:table-column-properties fo:break-before="auto" style:column-width="0.798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0354in"/>
    </style:style>
    <style:style style:name="co10" style:family="table-column">
      <style:table-column-properties fo:break-before="auto" style:column-width="5.02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16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Lucida Sans Unicode" style:language-asian="en" style:country-asian="US" style:font-name-complex="Tahoma" style:language-complex="en" style:country-complex="U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language="en" fo:country="US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Lucida Sans Unicode" style:language-asian="en" style:country-asian="US" style:font-name-complex="Tahoma" style:language-complex="en" style:country-complex="US"/>
    </style:style>
    <style:style style:name="ce19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2">
      <style:table-cell-properties fo:border-bottom="0.06pt solid #000000" fo:background-color="#999999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 style:data-style-name="N2">
      <style:table-cell-properties fo:border-bottom="0.06pt solid #000000" fo:background-color="#999999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border-bottom="0.06pt solid #000000" fo:background-color="#999999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999999" fo:border="0.06pt solid #000000"/>
    </style:style>
    <style:style style:name="ce35" style:family="table-cell" style:parent-style-name="Default">
      <style:table-cell-properties fo:background-color="#ffffff"/>
    </style:style>
    <style:style style:name="T1" style:family="text">
      <style:text-properties style:font-name="Arial" fo:font-size="10pt" fo:language="en" fo:country="US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 fo:language="en" fo:country="US"/>
    </style:style>
    <style:style style:name="T4" style:family="text">
      <style:text-properties style:font-name="Arial" fo:font-size="10pt" fo:language="en" fo:country="US" style:language-asian="en" style:country-asian="US" style:language-complex="en" style:country-complex="US" style:font-name-asian="Lucida Sans Unicode" style:font-name-complex="Tahoma" style:font-size-asian="10pt" style:font-size-complex="10pt"/>
    </style:style>
    <style:style style:name="T5" style:family="text">
      <style:text-properties style:font-name="Arial" fo:font-size="10pt" style:language-asian="en" style:country-asian="US" style:language-complex="en" style:country-complex="US" style:font-name-asian="Lucida Sans Unicode" style:font-name-complex="Tahoma" style:font-size-asian="10pt" style:font-size-complex="10pt"/>
    </style:style>
  </office:automatic-styles>
  <office:body>
    <office:spreadsheet>
      <table:table table:name="BoM" table:style-name="ta1" table:print-ranges="BoM.A1:BoM.J125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3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ToyREP - Bill of Material </text:p>
          </table:table-cell>
          <table:table-cell table:style-name="Default"/>
          <table:table-cell table:style-name="ce9"/>
          <table:table-cell table:style-name="ce23"/>
          <table:table-cell/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(v1.0)</text:p>
          </table:table-cell>
          <table:table-cell table:style-name="Default"/>
          <table:table-cell table:style-name="ce9"/>
          <table:table-cell table:style-name="ce23"/>
          <table:table-cell/>
          <table:table-cell table:style-name="ce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Exchange rate</text:p>
          </table:table-cell>
          <table:table-cell table:style-name="ce24" office:value-type="float" office:value="27.5" calcext:value-type="float">
            <text:p>27.50</text:p>
          </table:table-cell>
          <table:table-cell office:value-type="string" calcext:value-type="string">
            <text:p>KČ/EUR</text:p>
          </table:table-cell>
          <table:table-cell table:style-name="ce3" office:value-type="string" calcext:value-type="string">
            <text:p>(put USD or other rate if needed)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/>
          <table:table-cell/>
          <table:table-cell table:style-name="ce11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VAT</text:p>
          </table:table-cell>
          <table:table-cell table:style-name="ce24" office:value-type="float" office:value="21" calcext:value-type="float">
            <text:p>21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(input VAT common in your country)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/>
          <table:table-cell/>
          <table:table-cell table:style-name="ce11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Duty</text:p>
          </table:table-cell>
          <table:table-cell table:style-name="ce24" office:value-type="float" office:value="2.7" calcext:value-type="float">
            <text:p>2.7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7320 20 81 – Spirálové tlačné pružiny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21" office:value-type="string" calcext:value-type="string">
            <text:p>(valid for import</text:p>
          </table:table-cell>
          <table:table-cell table:style-name="ce24" office:value-type="float" office:value="8" calcext:value-type="float">
            <text:p>8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482 10 10 – Kuličková ložiska – s maximálním vnějším průměrem nepřesahujícím 30mm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22" office:value-type="string" calcext:value-type="string">
            <text:p><text:s/>to Czech republic)</text:p>
          </table:table-cell>
          <table:table-cell table:style-name="ce24" office:value-type="float" office:value="2.7" calcext:value-type="float">
            <text:p>2.7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483 50 80 – Setrvačníky a řemenice – ostatn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6.5" calcext:value-type="float">
            <text:p>6.5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4010 39 00 – Převodové pásy nebo řemeny – ostatn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 calcext:value-type="float">
            <text:p>0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471 50 00 – Zařízení pro automatizované zpracování dat – obsahující též paměťové, vstupní a výstupní jednotky 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7" calcext:value-type="float">
            <text:p>2.7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01 10 99 – Motory s výkonem nepřesahujícím 37,5W – na stejnosměrný proud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7" calcext:value-type="float">
            <text:p>2.7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03 00 10 – Nemagnetické přídržné kroužky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 calcext:value-type="float">
            <text:p>0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04 40 30 – Statické měniče – používané se zařízeními pro automatizované zpracování dat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 calcext:value-type="float">
            <text:p>0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23 52 90 – Čipové karty – ostatní 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 calcext:value-type="float">
            <text:p>0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28 51 00 – Ostatní monitory – Typy pro automatizované zpracování dat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 calcext:value-type="float">
            <text:p>0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33 29 00 – Elektrické rezistory – ostatn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0" calcext:value-type="float">
            <text:p>0.0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34 00 90 – Tištěné obvody sestávající pouze z vodičových prvků a kontaktů – s dalšími pasivními prvky 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3" calcext:value-type="float">
            <text:p>2.3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36 50 11 – Ostatní vypínače a spínače pro napětí nepřesahující 60V – stiskací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"/>
          <table:table-cell table:style-name="ce24" office:value-type="float" office:value="2.3" calcext:value-type="float">
            <text:p>2.30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8536 50 80 – Ostatní vypínače a spínače pro napětí nepřesahující 60V – ostatní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Part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Alternative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unit</text:p>
          </table:table-cell>
          <table:table-cell table:style-name="ce28" office:value-type="string" calcext:value-type="string">
            <text:p>unit price</text:p>
          </table:table-cell>
          <table:table-cell table:style-name="ce28" office:value-type="string" calcext:value-type="string">
            <text:p>total price</text:p>
          </table:table-cell>
          <table:table-cell table:style-name="ce28" office:value-type="string" calcext:value-type="string">
            <text:p>jednotková cena</text:p>
          </table:table-cell>
          <table:table-cell table:style-name="ce28" office:value-type="string" calcext:value-type="string">
            <text:p>celková cena</text:p>
          </table:table-cell>
          <table:table-cell table:style-name="ce4" office:value-type="string" calcext:value-type="string">
            <text:p>Comment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ToyREP-Carriage.stl</text:p>
          </table:table-cell>
          <table:table-cell table:style-name="Default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3]/[.$D$3]" office:value-type="float" office:value="0.565277421353961" calcext:value-type="float">
            <text:p>0.57</text:p>
          </table:table-cell>
          <table:table-cell table:style-name="ce29" table:formula="of:=[.I23]/[.$D$3]" office:value-type="float" office:value="0.565277421353961" calcext:value-type="float">
            <text:p>0.57</text:p>
          </table:table-cell>
          <table:table-cell table:style-name="ce13" table:formula="of:=(((2870*1.5*1.5*PI())/1000)*1.045)*((12.05*27.5)/500)+((69/60)*0.2*6.5)" office:value-type="float" office:value="15.5451290872339" calcext:value-type="float">
            <text:p>15.5451290872339</text:p>
          </table:table-cell>
          <table:table-cell table:style-name="ce29" table:formula="of:=[.H23]*[.D23]" office:value-type="float" office:value="15.5451290872339" calcext:value-type="float">
            <text:p>15.5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Extruder_Rev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4]/[.$D$3]" office:value-type="float" office:value="0.699826319144124" calcext:value-type="float">
            <text:p>0.70</text:p>
          </table:table-cell>
          <table:table-cell table:style-name="ce29" table:formula="of:=[.I24]/[.$D$3]" office:value-type="float" office:value="0.699826319144124" calcext:value-type="float">
            <text:p>0.70</text:p>
          </table:table-cell>
          <table:table-cell table:style-name="ce13" table:formula="of:=(((3555*1.5*1.5*PI())/1000)*1.045)*((12.05*27.5)/500)+((85/60)*0.2*6.5)" office:value-type="float" office:value="19.2452237764634" calcext:value-type="float">
            <text:p>19.2452237764634</text:p>
          </table:table-cell>
          <table:table-cell table:style-name="ce29" table:formula="of:=[.H24]*[.D24]" office:value-type="float" office:value="19.2452237764634" calcext:value-type="float">
            <text:p>19.2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Fan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5]/[.$D$3]" office:value-type="float" office:value="0.41078013632423" calcext:value-type="float">
            <text:p>0.41</text:p>
          </table:table-cell>
          <table:table-cell table:style-name="ce29" table:formula="of:=[.I25]/[.$D$3]" office:value-type="float" office:value="0.41078013632423" calcext:value-type="float">
            <text:p>0.41</text:p>
          </table:table-cell>
          <table:table-cell table:style-name="ce13" table:formula="of:=(((1980*1.5*1.5*PI())/1000)*1.045)*((12.05*27.5)/500)+((74/60)*0.2*6.5)" office:value-type="float" office:value="11.2964537489163" calcext:value-type="float">
            <text:p>11.2964537489163</text:p>
          </table:table-cell>
          <table:table-cell table:style-name="ce29" table:formula="of:=[.H25]*[.D25]" office:value-type="float" office:value="11.2964537489163" calcext:value-type="float">
            <text:p>11.30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Frog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6]/[.$D$3]" office:value-type="float" office:value="1.01114096729072" calcext:value-type="float">
            <text:p>1.01</text:p>
          </table:table-cell>
          <table:table-cell table:style-name="ce29" table:formula="of:=[.I26]/[.$D$3]" office:value-type="float" office:value="1.01114096729072" calcext:value-type="float">
            <text:p>1.01</text:p>
          </table:table-cell>
          <table:table-cell table:style-name="ce13" table:formula="of:=(((5171*1.5*1.5*PI())/1000)*1.045)*((12.05*27.5)/500)+((115/60)*0.2*6.5)" office:value-type="float" office:value="27.8063766004948" calcext:value-type="float">
            <text:p>27.8063766004948</text:p>
          </table:table-cell>
          <table:table-cell table:style-name="ce29" table:formula="of:=[.H26]*[.D26]" office:value-type="float" office:value="27.8063766004948" calcext:value-type="float">
            <text:p>27.8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Frog_100.stl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7]/[.$D$3]" office:value-type="float" office:value="0.283339294813505" calcext:value-type="float">
            <text:p>0.28</text:p>
          </table:table-cell>
          <table:table-cell table:style-name="ce29" table:formula="of:=[.I27]/[.$D$3]" office:value-type="float" office:value="0.56667858962701" calcext:value-type="float">
            <text:p>0.57</text:p>
          </table:table-cell>
          <table:table-cell table:style-name="ce13" table:formula="of:=(((1450*1.5*1.5*PI())/1000)*1.045)*((12.05*27.5)/500)+((32/60)*0.2*6.5)" office:value-type="float" office:value="7.79183060737138" calcext:value-type="float">
            <text:p>7.79183060737138</text:p>
          </table:table-cell>
          <table:table-cell table:style-name="ce29" table:formula="of:=[.H27]*[.D27]" office:value-type="float" office:value="15.5836612147428" calcext:value-type="float">
            <text:p>15.58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Gear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8]/[.$D$3]" office:value-type="float" office:value="0.349759837200769" calcext:value-type="float">
            <text:p>0.35</text:p>
          </table:table-cell>
          <table:table-cell table:style-name="ce29" table:formula="of:=[.I28]/[.$D$3]" office:value-type="float" office:value="0.349759837200769" calcext:value-type="float">
            <text:p>0.35</text:p>
          </table:table-cell>
          <table:table-cell table:style-name="ce13" table:formula="of:=(((1770*1.5*1.5*PI())/1000)*1.045)*((12.05*27.5)/500)+((44/60)*0.2*6.5)" office:value-type="float" office:value="9.61839552302116" calcext:value-type="float">
            <text:p>9.61839552302116</text:p>
          </table:table-cell>
          <table:table-cell table:style-name="ce29" table:formula="of:=[.H28]*[.D28]" office:value-type="float" office:value="9.61839552302116" calcext:value-type="float">
            <text:p>9.62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Idler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29]/[.$D$3]" office:value-type="float" office:value="0.167729328458114" calcext:value-type="float">
            <text:p>0.17</text:p>
          </table:table-cell>
          <table:table-cell table:style-name="ce29" table:formula="of:=[.I29]/[.$D$3]" office:value-type="float" office:value="0.167729328458114" calcext:value-type="float">
            <text:p>0.17</text:p>
          </table:table-cell>
          <table:table-cell table:style-name="ce13" table:formula="of:=(((805*1.5*1.5*PI())/1000)*1.045)*((12.05*27.5)/500)+((31/60)*0.2*6.5)" office:value-type="float" office:value="4.61255653259814" calcext:value-type="float">
            <text:p>4.61255653259814</text:p>
          </table:table-cell>
          <table:table-cell table:style-name="ce29" table:formula="of:=[.H29]*[.D29]" office:value-type="float" office:value="4.61255653259814" calcext:value-type="float">
            <text:p>4.6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Leg.stl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0]/[.$D$3]" office:value-type="float" office:value="0.156596810513616" calcext:value-type="float">
            <text:p>0.16</text:p>
          </table:table-cell>
          <table:table-cell table:style-name="ce29" table:formula="of:=[.I30]/[.$D$3]" office:value-type="float" office:value="0.626387242054464" calcext:value-type="float">
            <text:p>0.63</text:p>
          </table:table-cell>
          <table:table-cell table:style-name="ce13" table:formula="of:=(((800*1.5*1.5*PI())/1000)*1.045)*((12.05*27.5)/500)+((18/60)*0.2*6.5)" office:value-type="float" office:value="4.30641228912444" calcext:value-type="float">
            <text:p>4.30641228912444</text:p>
          </table:table-cell>
          <table:table-cell table:style-name="ce29" table:formula="of:=[.H30]*[.D30]" office:value-type="float" office:value="17.2256491564978" calcext:value-type="float">
            <text:p>17.23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PSU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1]/[.$D$3]" office:value-type="float" office:value="0.634645049064351" calcext:value-type="float">
            <text:p>0.63</text:p>
          </table:table-cell>
          <table:table-cell table:style-name="ce29" table:formula="of:=[.I31]/[.$D$3]" office:value-type="float" office:value="0.634645049064351" calcext:value-type="float">
            <text:p>0.63</text:p>
          </table:table-cell>
          <table:table-cell table:style-name="ce13" table:formula="of:=(((3180*1.5*1.5*PI())/1000)*1.045)*((12.05*27.5)/500)+((87/60)*0.2*6.5)" office:value-type="float" office:value="17.4527388492697" calcext:value-type="float">
            <text:p>17.4527388492697</text:p>
          </table:table-cell>
          <table:table-cell table:style-name="ce29" table:formula="of:=[.H31]*[.D31]" office:value-type="float" office:value="17.4527388492697" calcext:value-type="float">
            <text:p>17.4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PCB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2]/[.$D$3]" office:value-type="float" office:value="0.120205183642788" calcext:value-type="float">
            <text:p>0.12</text:p>
          </table:table-cell>
          <table:table-cell table:style-name="ce29" table:formula="of:=[.I32]/[.$D$3]" office:value-type="float" office:value="0.120205183642788" calcext:value-type="float">
            <text:p>0.12</text:p>
          </table:table-cell>
          <table:table-cell table:style-name="ce13" table:formula="of:=(((600*1.5*1.5*PI())/1000)*1.045)*((12.05*27.5)/500)+((17/60)*0.2*6.5)" office:value-type="float" office:value="3.30564255017666" calcext:value-type="float">
            <text:p>3.30564255017666</text:p>
          </table:table-cell>
          <table:table-cell table:style-name="ce29" table:formula="of:=[.H32]*[.D32]" office:value-type="float" office:value="3.30564255017666" calcext:value-type="float">
            <text:p>3.3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PCB2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3]/[.$D$3]" office:value-type="float" office:value="0.120205183642788" calcext:value-type="float">
            <text:p>0.12</text:p>
          </table:table-cell>
          <table:table-cell table:style-name="ce29" table:formula="of:=[.I33]/[.$D$3]" office:value-type="float" office:value="0.120205183642788" calcext:value-type="float">
            <text:p>0.12</text:p>
          </table:table-cell>
          <table:table-cell table:style-name="ce13" table:formula="of:=(((600*1.5*1.5*PI())/1000)*1.045)*((12.05*27.5)/500)+((17/60)*0.2*6.5)" office:value-type="float" office:value="3.30564255017666" calcext:value-type="float">
            <text:p>3.30564255017666</text:p>
          </table:table-cell>
          <table:table-cell table:style-name="ce29" table:formula="of:=[.H33]*[.D33]" office:value-type="float" office:value="3.30564255017666" calcext:value-type="float">
            <text:p>3.3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Pinion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4]/[.$D$3]" office:value-type="float" office:value="0.0513613238405252" calcext:value-type="float">
            <text:p>0.05</text:p>
          </table:table-cell>
          <table:table-cell table:style-name="ce29" table:formula="of:=[.I34]/[.$D$3]" office:value-type="float" office:value="0.0513613238405252" calcext:value-type="float">
            <text:p>0.05</text:p>
          </table:table-cell>
          <table:table-cell table:style-name="ce13" table:formula="of:=(((200*1.5*1.5*PI())/1000)*1.045)*((12.05*27.5)/500)+((20/60)*0.2*6.5)" office:value-type="float" office:value="1.41243640561444" calcext:value-type="float">
            <text:p>1.41243640561444</text:p>
          </table:table-cell>
          <table:table-cell table:style-name="ce29" table:formula="of:=[.H34]*[.D34]" office:value-type="float" office:value="1.41243640561444" calcext:value-type="float">
            <text:p>1.4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T2.5_Pulley.stl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5]/[.$D$3]" office:value-type="float" office:value="0.0432482656076666" calcext:value-type="float">
            <text:p>0.04</text:p>
          </table:table-cell>
          <table:table-cell table:style-name="ce29" table:formula="of:=[.I35]/[.$D$3]" office:value-type="float" office:value="0.0864965312153333" calcext:value-type="float">
            <text:p>0.09</text:p>
          </table:table-cell>
          <table:table-cell table:style-name="ce13" table:formula="of:=(((150*1.5*1.5*PI())/1000)*1.045)*((12.05*27.5)/500)+((21/60)*0.2*6.5)" office:value-type="float" office:value="1.18932730421083" calcext:value-type="float">
            <text:p>1.18932730421083</text:p>
          </table:table-cell>
          <table:table-cell table:style-name="ce29" table:formula="of:=[.H35]*[.D35]" office:value-type="float" office:value="2.37865460842166" calcext:value-type="float">
            <text:p>2.38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X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6]/[.$D$3]" office:value-type="float" office:value="0.6547508784181" calcext:value-type="float">
            <text:p>0.65</text:p>
          </table:table-cell>
          <table:table-cell table:style-name="ce29" table:formula="of:=[.I36]/[.$D$3]" office:value-type="float" office:value="0.6547508784181" calcext:value-type="float">
            <text:p>0.65</text:p>
          </table:table-cell>
          <table:table-cell table:style-name="ce13" table:formula="of:=(((3200*1.5*1.5*PI())/1000)*1.045)*((12.05*27.5)/500)+((108/60)*0.2*6.5)" office:value-type="float" office:value="18.0056491564978" calcext:value-type="float">
            <text:p>18.0056491564978</text:p>
          </table:table-cell>
          <table:table-cell table:style-name="ce29" table:formula="of:=[.H36]*[.D36]" office:value-type="float" office:value="18.0056491564978" calcext:value-type="float">
            <text:p>18.0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X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7]/[.$D$3]" office:value-type="float" office:value="0.587004971584007" calcext:value-type="float">
            <text:p>0.59</text:p>
          </table:table-cell>
          <table:table-cell table:style-name="ce29" table:formula="of:=[.I37]/[.$D$3]" office:value-type="float" office:value="0.587004971584007" calcext:value-type="float">
            <text:p>0.59</text:p>
          </table:table-cell>
          <table:table-cell table:style-name="ce13" table:formula="of:=(((2846*1.5*1.5*PI())/1000)*1.045)*((12.05*27.5)/500)+((102/60)*0.2*6.5)" office:value-type="float" office:value="16.1426367185602" calcext:value-type="float">
            <text:p>16.1426367185602</text:p>
          </table:table-cell>
          <table:table-cell table:style-name="ce29" table:formula="of:=[.H37]*[.D37]" office:value-type="float" office:value="16.1426367185602" calcext:value-type="float">
            <text:p>16.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Y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8]/[.$D$3]" office:value-type="float" office:value="1.06063360656372" calcext:value-type="float">
            <text:p>1.06</text:p>
          </table:table-cell>
          <table:table-cell table:style-name="ce29" table:formula="of:=[.I38]/[.$D$3]" office:value-type="float" office:value="1.06063360656372" calcext:value-type="float">
            <text:p>1.06</text:p>
          </table:table-cell>
          <table:table-cell table:style-name="ce13" table:formula="of:=(((5480*1.5*1.5*PI())/1000)*1.045)*((12.05*27.5)/500)+((108/60)*0.2*6.5)" office:value-type="float" office:value="29.1674241805024" calcext:value-type="float">
            <text:p>29.1674241805024</text:p>
          </table:table-cell>
          <table:table-cell table:style-name="ce29" table:formula="of:=[.H38]*[.D38]" office:value-type="float" office:value="29.1674241805024" calcext:value-type="float">
            <text:p>29.17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Y2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39]/[.$D$3]" office:value-type="float" office:value="0.75186061352118" calcext:value-type="float">
            <text:p>0.75</text:p>
          </table:table-cell>
          <table:table-cell table:style-name="ce29" table:formula="of:=[.I39]/[.$D$3]" office:value-type="float" office:value="0.75186061352118" calcext:value-type="float">
            <text:p>0.75</text:p>
          </table:table-cell>
          <table:table-cell table:style-name="ce13" table:formula="of:=(((3865*1.5*1.5*PI())/1000)*1.045)*((12.05*27.5)/500)+((81/60)*0.2*6.5)" office:value-type="float" office:value="20.6761668718325" calcext:value-type="float">
            <text:p>20.6761668718325</text:p>
          </table:table-cell>
          <table:table-cell table:style-name="ce29" table:formula="of:=[.H39]*[.D39]" office:value-type="float" office:value="20.6761668718325" calcext:value-type="float">
            <text:p>20.68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Z_Joint.stl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0]/[.$D$3]" office:value-type="float" office:value="0.113944687202591" calcext:value-type="float">
            <text:p>0.11</text:p>
          </table:table-cell>
          <table:table-cell table:style-name="ce29" table:formula="of:=[.I40]/[.$D$3]" office:value-type="float" office:value="0.227889374405182" calcext:value-type="float">
            <text:p>0.23</text:p>
          </table:table-cell>
          <table:table-cell table:style-name="ce13" table:formula="of:=(((525*1.5*1.5*PI())/1000)*1.045)*((12.05*27.5)/500)+((26/60)*0.2*6.5)" office:value-type="float" office:value="3.13347889807125" calcext:value-type="float">
            <text:p>3.13347889807125</text:p>
          </table:table-cell>
          <table:table-cell table:style-name="ce29" table:formula="of:=[.H40]*[.D40]" office:value-type="float" office:value="6.2669577961425" calcext:value-type="float">
            <text:p>6.27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Z1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1]/[.$D$3]" office:value-type="float" office:value="0.855335465002687" calcext:value-type="float">
            <text:p>0.86</text:p>
          </table:table-cell>
          <table:table-cell table:style-name="ce29" table:formula="of:=[.I41]/[.$D$3]" office:value-type="float" office:value="0.855335465002687" calcext:value-type="float">
            <text:p>0.86</text:p>
          </table:table-cell>
          <table:table-cell table:style-name="ce13" table:formula="of:=(((4402*1.5*1.5*PI())/1000)*1.045)*((12.05*27.5)/500)+((91/60)*0.2*6.5)" office:value-type="float" office:value="23.5217252875739" calcext:value-type="float">
            <text:p>23.5217252875739</text:p>
          </table:table-cell>
          <table:table-cell table:style-name="ce29" table:formula="of:=[.H41]*[.D41]" office:value-type="float" office:value="23.5217252875739" calcext:value-type="float">
            <text:p>23.52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Z2.st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2]/[.$D$3]" office:value-type="float" office:value="1.13095100902755" calcext:value-type="float">
            <text:p>1.13</text:p>
          </table:table-cell>
          <table:table-cell table:style-name="ce29" table:formula="of:=[.I42]/[.$D$3]" office:value-type="float" office:value="1.13095100902755" calcext:value-type="float">
            <text:p>1.13</text:p>
          </table:table-cell>
          <table:table-cell table:style-name="ce13" table:formula="of:=(((5875*1.5*1.5*PI())/1000)*1.045)*((12.05*27.5)/500)+((108/60)*0.2*6.5)" office:value-type="float" office:value="31.1011527482576" calcext:value-type="float">
            <text:p>31.1011527482576</text:p>
          </table:table-cell>
          <table:table-cell table:style-name="ce29" table:formula="of:=[.H42]*[.D42]" office:value-type="float" office:value="31.1011527482576" calcext:value-type="float">
            <text:p>31.10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ToyREP-ZMAX1.stl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3]/[.$D$3]" office:value-type="float" office:value="0.131011504632137" calcext:value-type="float">
            <text:p>0.13</text:p>
          </table:table-cell>
          <table:table-cell table:style-name="ce29" table:formula="of:=[.I43]/[.$D$3]" office:value-type="float" office:value="0.262023009264274" calcext:value-type="float">
            <text:p>0.26</text:p>
          </table:table-cell>
          <table:table-cell table:style-name="ce13" table:formula="of:=(((643*1.5*1.5*PI())/1000)*1.045)*((12.05*27.5)/500)+((21/60)*0.2*6.5)" office:value-type="float" office:value="3.60281637738377" calcext:value-type="float">
            <text:p>3.60281637738377</text:p>
          </table:table-cell>
          <table:table-cell table:style-name="ce29" table:formula="of:=[.H43]*[.D43]" office:value-type="float" office:value="7.20563275476754" calcext:value-type="float">
            <text:p>7.2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6"/>
          <table:table-cell table:style-name="ce14" table:number-columns-repeated="4"/>
          <table:table-cell table:style-name="ce30" table:number-columns-repeated="4"/>
          <table:table-cell table:style-name="ce6"/>
          <table:table-cell table:style-name="ce35" table:number-columns-repeated="1014"/>
        </table:table-row>
        <table:table-row table:style-name="ro2">
          <table:table-cell table:style-name="ce5" office:value-type="string" calcext:value-type="string">
            <text:p>Stepper motor</text:p>
          </table:table-cell>
          <table:table-cell table:style-name="ce13" office:value-type="string" calcext:value-type="string">
            <text:p>28BYJ-48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5]/[.$D$3]" office:value-type="float" office:value="1.7292" calcext:value-type="float">
            <text:p>1.73</text:p>
          </table:table-cell>
          <table:table-cell table:style-name="ce29" table:formula="of:=[.I45]/[.$D$3]" office:value-type="float" office:value="8.646" calcext:value-type="float">
            <text:p>8.65</text:p>
          </table:table-cell>
          <table:table-cell table:style-name="ce29" table:formula="of:=39.3*(1+([.$D$5]/100))" office:value-type="float" office:value="47.553" calcext:value-type="float">
            <text:p>47.55</text:p>
          </table:table-cell>
          <table:table-cell table:style-name="ce29" table:formula="of:=[.H45]*[.D45]" office:value-type="float" office:value="237.765" calcext:value-type="float">
            <text:p>237.77</text:p>
          </table:table-cell>
          <table:table-cell table:style-name="ce5" office:value-type="string" calcext:value-type="string">
            <text:p>Have to be changed from unipolar to bipolar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4pin plug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6]/[.$D$3]" office:value-type="float" office:value="0.0792" calcext:value-type="float">
            <text:p>0.08</text:p>
          </table:table-cell>
          <table:table-cell table:style-name="ce29" table:formula="of:=[.I46]/[.$D$3]" office:value-type="float" office:value="0.396" calcext:value-type="float">
            <text:p>0.40</text:p>
          </table:table-cell>
          <table:table-cell table:style-name="ce29" table:formula="of:=1.8*(1+([.$D$5]/100))" office:value-type="float" office:value="2.178" calcext:value-type="float">
            <text:p>2.18</text:p>
          </table:table-cell>
          <table:table-cell table:style-name="ce29" table:formula="of:=[.H46]*[.D46]" office:value-type="float" office:value="10.89" calcext:value-type="float">
            <text:p>10.89</text:p>
          </table:table-cell>
          <table:table-cell table:style-name="ce5" office:value-type="string" calcext:value-type="string">
            <text:p>gme.cz – for motor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an for cooler and electronics</text:p>
          </table:table-cell>
          <table:table-cell table:style-name="ce13" office:value-type="string" calcext:value-type="string">
            <text:p>40x40x10mm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47]/[.$D$3]" office:value-type="float" office:value="2.2924" calcext:value-type="float">
            <text:p>2.29</text:p>
          </table:table-cell>
          <table:table-cell table:style-name="ce29" table:formula="of:=[.I47]/[.$D$3]" office:value-type="float" office:value="2.2924" calcext:value-type="float">
            <text:p>2.29</text:p>
          </table:table-cell>
          <table:table-cell table:style-name="ce29" table:formula="of:=52.1*(1+([.$D$5]/100))" office:value-type="float" office:value="63.041" calcext:value-type="float">
            <text:p>63.04</text:p>
          </table:table-cell>
          <table:table-cell table:style-name="ce29" table:formula="of:=[.H47]*[.D47]" office:value-type="float" office:value="63.041" calcext:value-type="float">
            <text:p>63.04</text:p>
          </table:table-cell>
          <table:table-cell table:style-name="Default" office:value-type="string" calcext:value-type="string">
            <text:p>gme.cz – SUNON EB40101S2-99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Heatshrink</text:p>
          </table:table-cell>
          <table:table-cell table:style-name="ce15" office:value-type="string" calcext:value-type="string">
            <text:p>Ø3x500mm</text:p>
          </table:table-cell>
          <table:table-cell table:style-name="ce13"/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48]/[.$D$3]" office:value-type="float" office:value="0.5456" calcext:value-type="float">
            <text:p>0.55</text:p>
          </table:table-cell>
          <table:table-cell table:style-name="ce29" table:formula="of:=[.I48]/[.$D$3]" office:value-type="float" office:value="0.2728" calcext:value-type="float">
            <text:p>0.27</text:p>
          </table:table-cell>
          <table:table-cell table:style-name="ce29" table:formula="of:=12.4*(1+([.$D$5]/100))" office:value-type="float" office:value="15.004" calcext:value-type="float">
            <text:p>15.00</text:p>
          </table:table-cell>
          <table:table-cell table:style-name="ce29" table:formula="of:=[.H48]*[.D48]" office:value-type="float" office:value="7.502" calcext:value-type="float">
            <text:p>7.50</text:p>
          </table:table-cell>
          <table:table-cell table:style-name="ce5" office:value-type="string" calcext:value-type="string">
            <text:p>if require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Smooth rod – axis X</text:p>
          </table:table-cell>
          <table:table-cell table:style-name="ce13" office:value-type="string" calcext:value-type="string">
            <text:p>245mm, <text:span text:style-name="T1">Ø8mm</text:span></text:p>
          </table:table-cell>
          <table:table-cell table:style-name="ce13" office:value-type="string" calcext:value-type="string">
            <text:p>255mm OR 34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m</text:p>
          </table:table-cell>
          <table:table-cell table:style-name="ce29" table:formula="of:=[.H50]/[.$D$3]" office:value-type="float" office:value="2.98909090909091" calcext:value-type="float">
            <text:p>2.99</text:p>
          </table:table-cell>
          <table:table-cell table:style-name="ce29" table:formula="of:=[.I50]/[.$D$3]" office:value-type="float" office:value="5.97818181818182" calcext:value-type="float">
            <text:p>5.98</text:p>
          </table:table-cell>
          <table:table-cell table:style-name="ce29" office:value-type="float" office:value="82.2" calcext:value-type="float">
            <text:p>82.20</text:p>
          </table:table-cell>
          <table:table-cell table:style-name="ce29" table:formula="of:=2*[.H50]" office:value-type="float" office:value="164.4" calcext:value-type="float">
            <text:p>164.40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Smooth rod – axis Y</text:p>
          </table:table-cell>
          <table:table-cell table:style-name="ce13" office:value-type="string" calcext:value-type="string">
            <text:p>225mm, <text:span text:style-name="T1">Ø8mm</text:span></text:p>
          </table:table-cell>
          <table:table-cell table:style-name="ce13" office:value-type="string" calcext:value-type="string">
            <text:p>245mm OR 325</text:p>
          </table:table-cell>
          <table:table-cell table:style-name="ce25" office:value-type="float" office:value="2" calcext:value-type="float">
            <text:p>2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Smooth rod – axis Z</text:p>
          </table:table-cell>
          <table:table-cell table:style-name="ce13" office:value-type="string" calcext:value-type="string">
            <text:p>295mm, <text:span text:style-name="T1">Ø8mm</text:span></text:p>
          </table:table-cell>
          <table:table-cell table:style-name="ce13" office:value-type="string" calcext:value-type="string">
            <text:p>395MM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Smooth rod – Extruder</text:p>
          </table:table-cell>
          <table:table-cell table:style-name="ce13" office:value-type="string" calcext:value-type="string">
            <text:p>15mm, <text:span text:style-name="T1">Ø8mm</text:span>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Threaded rod M3 – Z endstop</text:p>
          </table:table-cell>
          <table:table-cell table:style-name="ce13" office:value-type="string" calcext:value-type="string">
            <text:p>90mm, <text:span text:style-name="T1">Ø3mm</text:span>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54]/[.$D$3]" office:value-type="float" office:value="0.127272727272727" calcext:value-type="float">
            <text:p>0.13</text:p>
          </table:table-cell>
          <table:table-cell table:style-name="ce29" table:formula="of:=[.I54]/[.$D$3]" office:value-type="float" office:value="0.127272727272727" calcext:value-type="float">
            <text:p>0.13</text:p>
          </table:table-cell>
          <table:table-cell table:style-name="ce29" office:value-type="float" office:value="3.5" calcext:value-type="float">
            <text:p>3.50</text:p>
          </table:table-cell>
          <table:table-cell table:style-name="ce29" table:formula="of:=1*[.H54]" office:value-type="float" office:value="3.5" calcext:value-type="float">
            <text:p>3.50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Threaded rod M5 – axis Z</text:p>
          </table:table-cell>
          <table:table-cell table:style-name="ce13" office:value-type="string" calcext:value-type="string">
            <text:p>250mm, <text:span text:style-name="T1">Ø5mm</text:span>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55]/[.$D$3]" office:value-type="float" office:value="0.32" calcext:value-type="float">
            <text:p>0.32</text:p>
          </table:table-cell>
          <table:table-cell table:style-name="ce29" table:formula="of:=[.I55]/[.$D$3]" office:value-type="float" office:value="0.32" calcext:value-type="float">
            <text:p>0.32</text:p>
          </table:table-cell>
          <table:table-cell table:style-name="ce29" office:value-type="float" office:value="8.8" calcext:value-type="float">
            <text:p>8.80</text:p>
          </table:table-cell>
          <table:table-cell table:style-name="ce29" table:formula="of:=1*[.H55]" office:value-type="float" office:value="8.8" calcext:value-type="float">
            <text:p>8.80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Threaded rod M8 – X axis</text:p>
          </table:table-cell>
          <table:table-cell table:style-name="ce13" office:value-type="string" calcext:value-type="string">
            <text:p>255mm, <text:span text:style-name="T1">Ø8mm</text:span></text:p>
          </table:table-cell>
          <table:table-cell table:style-name="ce13" office:value-type="string" calcext:value-type="string">
            <text:p>265mm OR 35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m</text:p>
          </table:table-cell>
          <table:table-cell table:style-name="ce29" table:formula="of:=[.H56]/[.$D$3]" office:value-type="float" office:value="0.698181818181818" calcext:value-type="float">
            <text:p>0.70</text:p>
          </table:table-cell>
          <table:table-cell table:style-name="ce29" table:formula="of:=[.I56]/[.$D$3]" office:value-type="float" office:value="2.09454545454545" calcext:value-type="float">
            <text:p>2.09</text:p>
          </table:table-cell>
          <table:table-cell table:style-name="ce29" office:value-type="float" office:value="19.2" calcext:value-type="float">
            <text:p>19.20</text:p>
          </table:table-cell>
          <table:table-cell table:style-name="ce29" table:formula="of:=3*[.H56]" office:value-type="float" office:value="57.6" calcext:value-type="float">
            <text:p>57.60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Threaded rod M8 – Y axis</text:p>
          </table:table-cell>
          <table:table-cell table:style-name="ce13" office:value-type="string" calcext:value-type="string">
            <text:p>245mm, <text:span text:style-name="T1">Ø8mm</text:span></text:p>
          </table:table-cell>
          <table:table-cell table:style-name="ce13" office:value-type="string" calcext:value-type="string">
            <text:p><text:s/>265mm OR 345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Threaded rod M8 – Y frame</text:p>
          </table:table-cell>
          <table:table-cell table:style-name="ce13" office:value-type="string" calcext:value-type="string">
            <text:p>170mm, <text:span text:style-name="T1">Ø8mm</text:span></text:p>
          </table:table-cell>
          <table:table-cell table:style-name="ce13" office:value-type="string" calcext:value-type="string">
            <text:p>180mm OR 280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Bearing 608ZZ</text:p>
          </table:table-cell>
          <table:table-cell table:style-name="ce16" office:value-type="string" calcext:value-type="string">
            <text:p><text:span text:style-name="T1">Ø</text:span><text:span text:style-name="T2">22x7mm, </text:span><text:span text:style-name="T3">Ø8mm</text:span>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60]/[.$D$3]" office:value-type="float" office:value="0.413424" calcext:value-type="float">
            <text:p>0.41</text:p>
          </table:table-cell>
          <table:table-cell table:style-name="ce29" table:formula="of:=[.I60]/[.$D$3]" office:value-type="float" office:value="1.240272" calcext:value-type="float">
            <text:p>1.24</text:p>
          </table:table-cell>
          <table:table-cell table:style-name="ce29" table:formula="of:=8.7*(1+([.$D$5]/100))*(1+([.$D$8]/100))" office:value-type="float" office:value="11.36916" calcext:value-type="float">
            <text:p>11.37</text:p>
          </table:table-cell>
          <table:table-cell table:style-name="ce29" table:formula="of:=[.D60]*[.H60]" office:value-type="float" office:value="34.10748" calcext:value-type="float">
            <text:p>34.11</text:p>
          </table:table-cell>
          <table:table-cell table:style-name="ce5" office:value-type="string" calcext:value-type="string">
            <text:p>In local warehouse store or import from China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Bearing 624ZZ</text:p>
          </table:table-cell>
          <table:table-cell table:style-name="ce16" office:value-type="string" calcext:value-type="string">
            <text:p><text:span text:style-name="T1">Ø13</text:span><text:span text:style-name="T2">x5mm, </text:span><text:span text:style-name="T3">Ø4mm</text:span>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61]/[.$D$3]" office:value-type="float" office:value="0.251856" calcext:value-type="float">
            <text:p>0.25</text:p>
          </table:table-cell>
          <table:table-cell table:style-name="ce29" table:formula="of:=[.I61]/[.$D$3]" office:value-type="float" office:value="0.503712" calcext:value-type="float">
            <text:p>0.50</text:p>
          </table:table-cell>
          <table:table-cell table:style-name="ce29" table:formula="of:=5.3*(1+([.$D$5]/100))*(1+([.$D$8]/100))" office:value-type="float" office:value="6.92604" calcext:value-type="float">
            <text:p>6.93</text:p>
          </table:table-cell>
          <table:table-cell table:style-name="ce29" table:formula="of:=[.D61]*[.H61]" office:value-type="float" office:value="13.85208" calcext:value-type="float">
            <text:p>13.85</text:p>
          </table:table-cell>
          <table:table-cell table:style-name="ce5" office:value-type="string" calcext:value-type="string">
            <text:p>In local warehouse store or import from China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Bearing LM8UU</text:p>
          </table:table-cell>
          <table:table-cell table:style-name="ce16" office:value-type="string" calcext:value-type="string">
            <text:p>Ø15x24mm, Ø8mm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62]/[.$D$3]" office:value-type="float" office:value="0.92664" calcext:value-type="float">
            <text:p>0.93</text:p>
          </table:table-cell>
          <table:table-cell table:style-name="ce29" table:formula="of:=[.I62]/[.$D$3]" office:value-type="float" office:value="10.19304" calcext:value-type="float">
            <text:p>10.19</text:p>
          </table:table-cell>
          <table:table-cell table:style-name="ce29" table:formula="of:=19.5*(1+([.$D$5]/100))*(1+([.$D$8]/100))" office:value-type="float" office:value="25.4826" calcext:value-type="float">
            <text:p>25.48</text:p>
          </table:table-cell>
          <table:table-cell table:style-name="ce29" table:formula="of:=[.D62]*[.H62]" office:value-type="float" office:value="280.3086" calcext:value-type="float">
            <text:p>280.31</text:p>
          </table:table-cell>
          <table:table-cell table:style-name="ce5" office:value-type="string" calcext:value-type="string">
            <text:p>In local warehouse store or import from China. Can be replaced by printed slider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5" office:value-type="string" calcext:value-type="string">
            <text:p>Spring</text:p>
          </table:table-cell>
          <table:table-cell table:style-name="ce16" office:value-type="string" calcext:value-type="string">
            <text:p><text:span text:style-name="T1">Ø5-8x15</text:span><text:span text:style-name="T2">mm </text:span>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64]/[.$D$3]" office:value-type="float" office:value="0.2169024" calcext:value-type="float">
            <text:p>0.22</text:p>
          </table:table-cell>
          <table:table-cell table:style-name="ce29" table:formula="of:=[.I64]/[.$D$3]" office:value-type="float" office:value="1.3014144" calcext:value-type="float">
            <text:p>1.30</text:p>
          </table:table-cell>
          <table:table-cell table:style-name="ce29" table:formula="of:=4.8*(1+([.$D$5]/100))*(1+([.$D$7]/100))" office:value-type="float" office:value="5.964816" calcext:value-type="float">
            <text:p>5.96</text:p>
          </table:table-cell>
          <table:table-cell table:style-name="ce29" table:formula="of:=[.D64]*[.H64]" office:value-type="float" office:value="35.788896" calcext:value-type="float">
            <text:p>35.79</text:p>
          </table:table-cell>
          <table:table-cell table:style-name="ce5" office:value-type="string" calcext:value-type="string">
            <text:p>In local warehouse store or import from China, inner diameter min. 3.5mm 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Belt – axis X </text:p>
          </table:table-cell>
          <table:table-cell table:style-name="ce13" office:value-type="string" calcext:value-type="string">
            <text:p>480mm, T2.5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65]/[.$D$3]" office:value-type="float" office:value="1.10121" calcext:value-type="float">
            <text:p>1.10</text:p>
          </table:table-cell>
          <table:table-cell table:style-name="ce29" table:formula="of:=[.I65]/[.$D$3]" office:value-type="float" office:value="0.5285808" calcext:value-type="float">
            <text:p>0.53</text:p>
          </table:table-cell>
          <table:table-cell table:style-name="ce29" table:formula="of:=23.5*(1+([.$D$5]/100))*(1+([.$D$10]/100))" office:value-type="float" office:value="30.283275" calcext:value-type="float">
            <text:p>30.28</text:p>
          </table:table-cell>
          <table:table-cell table:style-name="ce29" table:formula="of:=[.H65]*(480/1000)" office:value-type="float" office:value="14.535972" calcext:value-type="float">
            <text:p>14.54</text:p>
          </table:table-cell>
          <table:table-cell table:style-name="ce5" office:value-type="string" calcext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Belt – axis Y </text:p>
          </table:table-cell>
          <table:table-cell table:style-name="ce13" office:value-type="string" calcext:value-type="string">
            <text:p>500mm, T2.5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66]/[.$D$3]" office:value-type="float" office:value="1.10121" calcext:value-type="float">
            <text:p>1.10</text:p>
          </table:table-cell>
          <table:table-cell table:style-name="ce29" table:formula="of:=[.I66]/[.$D$3]" office:value-type="float" office:value="0.550605" calcext:value-type="float">
            <text:p>0.55</text:p>
          </table:table-cell>
          <table:table-cell table:style-name="ce29" table:formula="of:=23.5*(1+([.$D$5]/100))*(1+([.$D$10]/100))" office:value-type="float" office:value="30.283275" calcext:value-type="float">
            <text:p>30.28</text:p>
          </table:table-cell>
          <table:table-cell table:style-name="ce29" table:formula="of:=[.H66]*(500/1000)" office:value-type="float" office:value="15.1416375" calcext:value-type="float">
            <text:p>15.14</text:p>
          </table:table-cell>
          <table:table-cell table:style-name="ce5" office:value-type="string" calcext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Endstop – microswitch</text:p>
          </table:table-cell>
          <table:table-cell table:style-name="ce13" office:value-type="string" calcext:value-type="string">
            <text:p>2x Ø2.5mm, 9.5mm apart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68]/[.$D$3]" office:value-type="float" office:value="1.1883168" calcext:value-type="float">
            <text:p>1.19</text:p>
          </table:table-cell>
          <table:table-cell table:style-name="ce29" table:formula="of:=[.I68]/[.$D$3]" office:value-type="float" office:value="3.5649504" calcext:value-type="float">
            <text:p>3.56</text:p>
          </table:table-cell>
          <table:table-cell table:style-name="ce29" table:formula="of:=26.4*(1+([.$D$5]/100))*(1+([.$D$19]/100))" office:value-type="float" office:value="32.678712" calcext:value-type="float">
            <text:p>32.68</text:p>
          </table:table-cell>
          <table:table-cell table:style-name="ce29" table:formula="of:=[.H68]*[.D68]" office:value-type="float" office:value="98.036136" calcext:value-type="float">
            <text:p>98.04</text:p>
          </table:table-cell>
          <table:table-cell table:style-name="ce5" office:value-type="string" calcext:value-type="string">
            <text:p>Import from China, with cable, for eg. TW11-3Z-3B or 3C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E3D clone hotend</text:p>
          </table:table-cell>
          <table:table-cell table:style-name="ce13" office:value-type="string" calcext:value-type="string">
            <text:p>1.75mm filament, 0.4mm nozzl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69]/[.$D$3]" office:value-type="float" office:value="5.764" calcext:value-type="float">
            <text:p>5.76</text:p>
          </table:table-cell>
          <table:table-cell table:style-name="ce29" table:formula="of:=[.I69]/[.$D$3]" office:value-type="float" office:value="5.764" calcext:value-type="float">
            <text:p>5.76</text:p>
          </table:table-cell>
          <table:table-cell table:style-name="ce29" table:formula="of:=131*(1+([.$D$5]/100))*(1+([.$D$17]/100))" office:value-type="float" office:value="158.51" calcext:value-type="float">
            <text:p>158.51</text:p>
          </table:table-cell>
          <table:table-cell table:style-name="ce29" table:formula="of:=[.H69]*[.D69]" office:value-type="float" office:value="158.51" calcext:value-type="float">
            <text:p>158.51</text:p>
          </table:table-cell>
          <table:table-cell table:style-name="ce5" office:value-type="string" calcext:value-type="string">
            <text:p>Import from China, with heat cartridge and thermistor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Hobbed Bolt</text:p>
          </table:table-cell>
          <table:table-cell table:style-name="ce16" office:value-type="string" calcext:value-type="string">
            <text:p>70mm, Ø8mm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70]/[.$D$3]" office:value-type="float" office:value="1.584" calcext:value-type="float">
            <text:p>1.58</text:p>
          </table:table-cell>
          <table:table-cell table:style-name="ce29" table:formula="of:=[.I70]/[.$D$3]" office:value-type="float" office:value="1.584" calcext:value-type="float">
            <text:p>1.58</text:p>
          </table:table-cell>
          <table:table-cell table:style-name="ce29" table:formula="of:=36*(1+([.$D$5]/100))*(1+([.$D$17]/100))" office:value-type="float" office:value="43.56" calcext:value-type="float">
            <text:p>43.56</text:p>
          </table:table-cell>
          <table:table-cell table:style-name="ce29" table:formula="of:=[.H70]*[.D70]" office:value-type="float" office:value="43.56" calcext:value-type="float">
            <text:p>43.56</text:p>
          </table:table-cell>
          <table:table-cell table:style-name="ce5" office:value-type="string" calcext:value-type="string">
            <text:p>Import from China, with heat cartridge and thermistor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Arduino Mega 2560 R3</text:p>
          </table:table-cell>
          <table:table-cell table:style-name="ce13"/>
          <table:table-cell table:style-name="ce13" office:value-type="string" calcext:value-type="string">
            <text:p>Mega 1280?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71]/[.$D$3]" office:value-type="float" office:value="9.68" calcext:value-type="float">
            <text:p>9.68</text:p>
          </table:table-cell>
          <table:table-cell table:style-name="ce29" table:formula="of:=[.I71]/[.$D$3]" office:value-type="float" office:value="9.68" calcext:value-type="float">
            <text:p>9.68</text:p>
          </table:table-cell>
          <table:table-cell table:style-name="ce29" table:formula="of:=220*(1+([.$D$5]/100))*(1+([.$D$11]/100))" office:value-type="float" office:value="266.2" calcext:value-type="float">
            <text:p>266.20</text:p>
          </table:table-cell>
          <table:table-cell table:style-name="ce29" table:formula="of:=[.H71]*[.D71]" office:value-type="float" office:value="266.2" calcext:value-type="float">
            <text:p>266.20</text:p>
          </table:table-cell>
          <table:table-cell table:style-name="ce5" office:value-type="string" calcext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Ramps 1.4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72]/[.$D$3]" office:value-type="float" office:value="6.754" calcext:value-type="float">
            <text:p>6.75</text:p>
          </table:table-cell>
          <table:table-cell table:style-name="ce29" table:formula="of:=[.I72]/[.$D$3]" office:value-type="float" office:value="6.754" calcext:value-type="float">
            <text:p>6.75</text:p>
          </table:table-cell>
          <table:table-cell table:style-name="ce29" table:formula="of:=153.5*(1+([.$D$5]/100))*(1+([.$D$11]/100))" office:value-type="float" office:value="185.735" calcext:value-type="float">
            <text:p>185.74</text:p>
          </table:table-cell>
          <table:table-cell table:style-name="ce29" table:formula="of:=[.H72]*[.D72]" office:value-type="float" office:value="185.735" calcext:value-type="float">
            <text:p>185.74</text:p>
          </table:table-cell>
          <table:table-cell table:style-name="ce5" office:value-type="string" calcext:value-type="string">
            <text:p>Import from China – Power plugs replaced with screw terminals!!!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Stepstick DRV8852</text:p>
          </table:table-cell>
          <table:table-cell table:style-name="ce13"/>
          <table:table-cell table:style-name="ce13" office:value-type="string" calcext:value-type="string">
            <text:p>A498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73]/[.$D$3]" office:value-type="float" office:value="2.0944" calcext:value-type="float">
            <text:p>2.09</text:p>
          </table:table-cell>
          <table:table-cell table:style-name="ce29" table:formula="of:=[.I73]/[.$D$3]" office:value-type="float" office:value="8.3776" calcext:value-type="float">
            <text:p>8.38</text:p>
          </table:table-cell>
          <table:table-cell table:style-name="ce29" table:formula="of:=47.6*(1+([.$D$5]/100))*(1+([.$D$11]/100))" office:value-type="float" office:value="57.596" calcext:value-type="float">
            <text:p>57.60</text:p>
          </table:table-cell>
          <table:table-cell table:style-name="ce29" table:formula="of:=[.H73]*[.D73]" office:value-type="float" office:value="230.384" calcext:value-type="float">
            <text:p>230.38</text:p>
          </table:table-cell>
          <table:table-cell table:style-name="ce5" office:value-type="string" calcext:value-type="string">
            <text:p>Import from China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Power supply 12V/40-120W</text:p>
          </table:table-cell>
          <table:table-cell table:style-name="ce13" office:value-type="string" calcext:value-type="string">
            <text:p>111x78x36mm</text:p>
          </table:table-cell>
          <table:table-cell table:style-name="ce13" office:value-type="string" calcext:value-type="string">
            <text:p>129x99x38m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74]/[.$D$3]" office:value-type="float" office:value="11.2728" calcext:value-type="float">
            <text:p>11.27</text:p>
          </table:table-cell>
          <table:table-cell table:style-name="ce29" table:formula="of:=[.I74]/[.$D$3]" office:value-type="float" office:value="11.2728" calcext:value-type="float">
            <text:p>11.27</text:p>
          </table:table-cell>
          <table:table-cell table:style-name="ce29" table:formula="of:=256.2*(1+([.$D$5]/100))*(1+([.$D$14]/100))" office:value-type="float" office:value="310.002" calcext:value-type="float">
            <text:p>310.00</text:p>
          </table:table-cell>
          <table:table-cell table:style-name="ce29" table:formula="of:=[.H74]*[.D74]" office:value-type="float" office:value="310.002" calcext:value-type="float">
            <text:p>310.00</text:p>
          </table:table-cell>
          <table:table-cell table:style-name="ce5" office:value-type="string" calcext:value-type="string">
            <text:p>t-led.cz – TLPZ-12-75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Wire for heatbed, and Ramps</text:p>
          </table:table-cell>
          <table:table-cell table:style-name="ce17" office:value-type="string" calcext:value-type="string">
            <text:p>2x1.5mm2</text:p>
          </table:table-cell>
          <table:table-cell table:style-name="ce13"/>
          <table:table-cell table:style-name="ce13" office:value-type="float" office:value="0.25" calcext:value-type="float">
            <text:p>0.25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76]/[.$D$3]" office:value-type="float" office:value="0.7304" calcext:value-type="float">
            <text:p>0.73</text:p>
          </table:table-cell>
          <table:table-cell table:style-name="ce29" table:formula="of:=[.I76]/[.$D$3]" office:value-type="float" office:value="0.1826" calcext:value-type="float">
            <text:p>0.18</text:p>
          </table:table-cell>
          <table:table-cell table:style-name="ce29" table:formula="of:=16.6*(1+([.$D$5]/100))" office:value-type="float" office:value="20.086" calcext:value-type="float">
            <text:p>20.09</text:p>
          </table:table-cell>
          <table:table-cell table:style-name="ce29" table:formula="of:=[.H76]*[.D76]" office:value-type="float" office:value="5.0215" calcext:value-type="float">
            <text:p>5.02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230V cable</text:p>
          </table:table-cell>
          <table:table-cell table:style-name="ce17" office:value-type="string" calcext:value-type="string">
            <text:p>3x1.5mm2</text:p>
          </table:table-cell>
          <table:table-cell table:style-name="ce13"/>
          <table:table-cell table:style-name="ce13" office:value-type="float" office:value="1.8" calcext:value-type="float">
            <text:p>1.8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77]/[.$D$3]" office:value-type="float" office:value="1.0912" calcext:value-type="float">
            <text:p>1.09</text:p>
          </table:table-cell>
          <table:table-cell table:style-name="ce29" table:formula="of:=[.I77]/[.$D$3]" office:value-type="float" office:value="1.96416" calcext:value-type="float">
            <text:p>1.96</text:p>
          </table:table-cell>
          <table:table-cell table:style-name="ce29" table:formula="of:=24.8*(1+([.$D$5]/100))" office:value-type="float" office:value="30.008" calcext:value-type="float">
            <text:p>30.01</text:p>
          </table:table-cell>
          <table:table-cell table:style-name="ce29" table:formula="of:=[.H77]*[.D77]" office:value-type="float" office:value="54.0144" calcext:value-type="float">
            <text:p>54.01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Power switch 230V/3A</text:p>
          </table:table-cell>
          <table:table-cell table:style-name="ce17" office:value-type="string" calcext:value-type="string">
            <text:p>mount hole 13x19mm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78]/[.$D$3]" office:value-type="float" office:value="0.5456" calcext:value-type="float">
            <text:p>0.55</text:p>
          </table:table-cell>
          <table:table-cell table:style-name="ce29" table:formula="of:=[.I78]/[.$D$3]" office:value-type="float" office:value="0.5456" calcext:value-type="float">
            <text:p>0.55</text:p>
          </table:table-cell>
          <table:table-cell table:style-name="ce29" table:formula="of:=12.4*(1+([.$D$5]/100))" office:value-type="float" office:value="15.004" calcext:value-type="float">
            <text:p>15.00</text:p>
          </table:table-cell>
          <table:table-cell table:style-name="ce29" table:formula="of:=[.H78]*[.D78]" office:value-type="float" office:value="15.004" calcext:value-type="float">
            <text:p>15.00</text:p>
          </table:table-cell>
          <table:table-cell table:style-name="ce5" office:value-type="string" calcext:value-type="string">
            <text:p>gme.cz – P-SW101A-BLUE 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2way PCB screw terminal</text:p>
          </table:table-cell>
          <table:table-cell table:style-name="ce17" office:value-type="string" calcext:value-type="string">
            <text:p>pitch 5mm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s</text:p>
          </table:table-cell>
          <table:table-cell table:style-name="ce29" table:formula="of:=[.H79]/[.$D$3]" office:value-type="float" office:value="0.154" calcext:value-type="float">
            <text:p>0.15</text:p>
          </table:table-cell>
          <table:table-cell table:style-name="ce29" table:formula="of:=[.I79]/[.$D$3]" office:value-type="float" office:value="0.308" calcext:value-type="float">
            <text:p>0.31</text:p>
          </table:table-cell>
          <table:table-cell table:style-name="ce29" table:formula="of:=3.5*(1+([.$D$5]/100))" office:value-type="float" office:value="4.235" calcext:value-type="float">
            <text:p>4.24</text:p>
          </table:table-cell>
          <table:table-cell table:style-name="ce29" table:formula="of:=[.H79]*[.D79]" office:value-type="float" office:value="8.47" calcext:value-type="float">
            <text:p>8.47</text:p>
          </table:table-cell>
          <table:table-cell table:style-name="ce5" office:value-type="string" calcext:value-type="string">
            <text:p>For RAMPS power supply – gme.cz <text:s/>– ARK300V-2P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Heatshrink</text:p>
          </table:table-cell>
          <table:table-cell table:style-name="ce15" office:value-type="string" calcext:value-type="string">
            <text:p>Ø6x100mm</text:p>
          </table:table-cell>
          <table:table-cell table:style-name="ce13"/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1m</text:p>
          </table:table-cell>
          <table:table-cell table:style-name="ce29" table:formula="of:=[.H80]/[.$D$3]" office:value-type="float" office:value="0.5456" calcext:value-type="float">
            <text:p>0.55</text:p>
          </table:table-cell>
          <table:table-cell table:style-name="ce29" table:formula="of:=[.I80]/[.$D$3]" office:value-type="float" office:value="0.05456" calcext:value-type="float">
            <text:p>0.05</text:p>
          </table:table-cell>
          <table:table-cell table:style-name="ce29" table:formula="of:=12.4*(1+([.$D$5]/100))" office:value-type="float" office:value="15.004" calcext:value-type="float">
            <text:p>15.00</text:p>
          </table:table-cell>
          <table:table-cell table:style-name="ce29" table:formula="of:=[.H80]*[.D80]" office:value-type="float" office:value="1.5004" calcext:value-type="float">
            <text:p>1.50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/>
          <table:table-cell table:style-name="ce15"/>
          <table:table-cell table:style-name="ce13" table:number-columns-repeated="3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2.5x10 woodscrew</text:p>
          </table:table-cell>
          <table:table-cell table:style-name="ce13" office:value-type="string" calcext:value-type="string">
            <text:p>Phillips round-pan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2]/[.$D$3]" office:value-type="float" office:value="0.005544" calcext:value-type="float">
            <text:p>0.01</text:p>
          </table:table-cell>
          <table:table-cell table:style-name="ce29" table:formula="of:=[.I82]/[.$D$3]" office:value-type="float" office:value="0.033264" calcext:value-type="float">
            <text:p>0.03</text:p>
          </table:table-cell>
          <table:table-cell table:style-name="ce29" table:formula="of:=0.126*(1+([.$D$5]/100))" office:value-type="float" office:value="0.15246" calcext:value-type="float">
            <text:p>0.15</text:p>
          </table:table-cell>
          <table:table-cell table:style-name="ce29" table:formula="of:=[.H82]*[.D82]" office:value-type="float" office:value="0.91476" calcext:value-type="float">
            <text:p>0.91</text:p>
          </table:table-cell>
          <table:table-cell table:style-name="ce5" office:value-type="string" calcext:value-type="string">
            <text:p>In local warehouse store, for motor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3x13 woodscrew</text:p>
          </table:table-cell>
          <table:table-cell table:style-name="ce13" office:value-type="string" calcext:value-type="string">
            <text:p>Phillips round-pan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3]/[.$D$3]" office:value-type="float" office:value="0.007656" calcext:value-type="float">
            <text:p>0.01</text:p>
          </table:table-cell>
          <table:table-cell table:style-name="ce29" table:formula="of:=[.I83]/[.$D$3]" office:value-type="float" office:value="0.084216" calcext:value-type="float">
            <text:p>0.08</text:p>
          </table:table-cell>
          <table:table-cell table:style-name="ce29" table:formula="of:=0.174*(1+([.$D$5]/100))" office:value-type="float" office:value="0.21054" calcext:value-type="float">
            <text:p>0.21</text:p>
          </table:table-cell>
          <table:table-cell table:style-name="ce29" table:formula="of:=[.H83]*[.D83]" office:value-type="float" office:value="2.31594" calcext:value-type="float">
            <text:p>2.32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M3x10</text:p>
          </table:table-cell>
          <table:table-cell table:style-name="ce13" office:value-type="string" calcext:value-type="string">
            <text:p>Phillips countersunk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5]/[.$D$3]" office:value-type="float" office:value="0.005544" calcext:value-type="float">
            <text:p>0.01</text:p>
          </table:table-cell>
          <table:table-cell table:style-name="ce29" table:formula="of:=[.I85]/[.$D$3]" office:value-type="float" office:value="0.016632" calcext:value-type="float">
            <text:p>0.02</text:p>
          </table:table-cell>
          <table:table-cell table:style-name="ce29" table:formula="of:=0.126*(1+([.$D$5]/100))" office:value-type="float" office:value="0.15246" calcext:value-type="float">
            <text:p>0.15</text:p>
          </table:table-cell>
          <table:table-cell table:style-name="ce29" table:formula="of:=[.H85]*[.D85]" office:value-type="float" office:value="0.45738" calcext:value-type="float">
            <text:p>0.46</text:p>
          </table:table-cell>
          <table:table-cell table:style-name="ce5" office:value-type="string" calcext:value-type="string">
            <text:p>In local warehouse store, for motor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x16</text:p>
          </table:table-cell>
          <table:table-cell table:style-name="ce13" office:value-type="string" calcext:value-type="string">
            <text:p>Phillips round-pan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6]/[.$D$3]" office:value-type="float" office:value="0.007656" calcext:value-type="float">
            <text:p>0.01</text:p>
          </table:table-cell>
          <table:table-cell table:style-name="ce29" table:formula="of:=[.I86]/[.$D$3]" office:value-type="float" office:value="0.030624" calcext:value-type="float">
            <text:p>0.03</text:p>
          </table:table-cell>
          <table:table-cell table:style-name="ce29" table:formula="of:=0.174*(1+([.$D$5]/100))" office:value-type="float" office:value="0.21054" calcext:value-type="float">
            <text:p>0.21</text:p>
          </table:table-cell>
          <table:table-cell table:style-name="ce29" table:formula="of:=[.H86]*[.D86]" office:value-type="float" office:value="0.84216" calcext:value-type="float">
            <text:p>0.84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x20</text:p>
          </table:table-cell>
          <table:table-cell table:style-name="ce13" office:value-type="string" calcext:value-type="string">
            <text:p>Phillips countersunk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7]/[.$D$3]" office:value-type="float" office:value="0.006908" calcext:value-type="float">
            <text:p>0.01</text:p>
          </table:table-cell>
          <table:table-cell table:style-name="ce29" table:formula="of:=[.I87]/[.$D$3]" office:value-type="float" office:value="0.027632" calcext:value-type="float">
            <text:p>0.03</text:p>
          </table:table-cell>
          <table:table-cell table:style-name="ce29" table:formula="of:=0.157*(1+([.$D$5]/100))" office:value-type="float" office:value="0.18997" calcext:value-type="float">
            <text:p>0.19</text:p>
          </table:table-cell>
          <table:table-cell table:style-name="ce29" table:formula="of:=[.H87]*[.D87]" office:value-type="float" office:value="0.75988" calcext:value-type="float">
            <text:p>0.76</text:p>
          </table:table-cell>
          <table:table-cell table:style-name="ce5" office:value-type="string" calcext:value-type="string">
            <text:p>In local warehouse store, for heatbed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x25</text:p>
          </table:table-cell>
          <table:table-cell table:style-name="ce13" office:value-type="string" calcext:value-type="string">
            <text:p>Phillips countersunk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8]/[.$D$3]" office:value-type="float" office:value="0.00924" calcext:value-type="float">
            <text:p>0.01</text:p>
          </table:table-cell>
          <table:table-cell table:style-name="ce29" table:formula="of:=[.I88]/[.$D$3]" office:value-type="float" office:value="0.0462" calcext:value-type="float">
            <text:p>0.05</text:p>
          </table:table-cell>
          <table:table-cell table:style-name="ce29" table:formula="of:=0.21*(1+([.$D$5]/100))" office:value-type="float" office:value="0.2541" calcext:value-type="float">
            <text:p>0.25</text:p>
          </table:table-cell>
          <table:table-cell table:style-name="ce29" table:formula="of:=[.H88]*[.D88]" office:value-type="float" office:value="1.2705" calcext:value-type="float">
            <text:p>1.27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x30</text:p>
          </table:table-cell>
          <table:table-cell table:style-name="ce13" office:value-type="string" calcext:value-type="string">
            <text:p>Phillips countersunk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89]/[.$D$3]" office:value-type="float" office:value="0.01078" calcext:value-type="float">
            <text:p>0.01</text:p>
          </table:table-cell>
          <table:table-cell table:style-name="ce29" table:formula="of:=[.I89]/[.$D$3]" office:value-type="float" office:value="0.02156" calcext:value-type="float">
            <text:p>0.02</text:p>
          </table:table-cell>
          <table:table-cell table:style-name="ce29" table:formula="of:=0.245*(1+([.$D$5]/100))" office:value-type="float" office:value="0.29645" calcext:value-type="float">
            <text:p>0.30</text:p>
          </table:table-cell>
          <table:table-cell table:style-name="ce29" table:formula="of:=[.H89]*[.D89]" office:value-type="float" office:value="0.5929" calcext:value-type="float">
            <text:p>0.59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x35</text:p>
          </table:table-cell>
          <table:table-cell table:style-name="ce13" office:value-type="string" calcext:value-type="string">
            <text:p>Phillips round-pan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0]/[.$D$3]" office:value-type="float" office:value="0.01364" calcext:value-type="float">
            <text:p>0.01</text:p>
          </table:table-cell>
          <table:table-cell table:style-name="ce29" table:formula="of:=[.I90]/[.$D$3]" office:value-type="float" office:value="0.05456" calcext:value-type="float">
            <text:p>0.05</text:p>
          </table:table-cell>
          <table:table-cell table:style-name="ce29" table:formula="of:=0.31*(1+([.$D$5]/100))" office:value-type="float" office:value="0.3751" calcext:value-type="float">
            <text:p>0.38</text:p>
          </table:table-cell>
          <table:table-cell table:style-name="ce29" table:formula="of:=[.H90]*[.D90]" office:value-type="float" office:value="1.5004" calcext:value-type="float">
            <text:p>1.50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M3 nut</text:p>
          </table:table-cell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2]/[.$D$3]" office:value-type="float" office:value="0.0044" calcext:value-type="float">
            <text:p>0.00</text:p>
          </table:table-cell>
          <table:table-cell table:style-name="ce29" table:formula="of:=[.I92]/[.$D$3]" office:value-type="float" office:value="0.0396" calcext:value-type="float">
            <text:p>0.04</text:p>
          </table:table-cell>
          <table:table-cell table:style-name="ce29" table:formula="of:=0.1*(1+([.$D$5]/100))" office:value-type="float" office:value="0.121" calcext:value-type="float">
            <text:p>0.12</text:p>
          </table:table-cell>
          <table:table-cell table:style-name="ce29" table:formula="of:=[.H92]*[.D92]" office:value-type="float" office:value="1.089" calcext:value-type="float">
            <text:p>1.09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 nylock nut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3]/[.$D$3]" office:value-type="float" office:value="0.0154" calcext:value-type="float">
            <text:p>0.02</text:p>
          </table:table-cell>
          <table:table-cell table:style-name="ce29" table:formula="of:=[.I93]/[.$D$3]" office:value-type="float" office:value="0.0924" calcext:value-type="float">
            <text:p>0.09</text:p>
          </table:table-cell>
          <table:table-cell table:style-name="ce29" table:formula="of:=0.35*(1+([.$D$5]/100))" office:value-type="float" office:value="0.4235" calcext:value-type="float">
            <text:p>0.42</text:p>
          </table:table-cell>
          <table:table-cell table:style-name="ce29" table:formula="of:=[.H93]*[.D93]" office:value-type="float" office:value="2.541" calcext:value-type="float">
            <text:p>2.54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x12 nut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4]/[.$D$3]" office:value-type="float" office:value="0.0176" calcext:value-type="float">
            <text:p>0.02</text:p>
          </table:table-cell>
          <table:table-cell table:style-name="ce29" table:formula="of:=[.I94]/[.$D$3]" office:value-type="float" office:value="0.0704" calcext:value-type="float">
            <text:p>0.07</text:p>
          </table:table-cell>
          <table:table-cell table:style-name="ce29" table:formula="of:=0.4*(1+([.$D$5]/100))" office:value-type="float" office:value="0.484" calcext:value-type="float">
            <text:p>0.48</text:p>
          </table:table-cell>
          <table:table-cell table:style-name="ce29" table:formula="of:=[.H94]*[.D94]" office:value-type="float" office:value="1.936" calcext:value-type="float">
            <text:p>1.94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3 washer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5]/[.$D$3]" office:value-type="float" office:value="0.001188" calcext:value-type="float">
            <text:p>0.00</text:p>
          </table:table-cell>
          <table:table-cell table:style-name="ce29" table:formula="of:=[.I95]/[.$D$3]" office:value-type="float" office:value="0.009504" calcext:value-type="float">
            <text:p>0.01</text:p>
          </table:table-cell>
          <table:table-cell table:style-name="ce29" table:formula="of:=0.027*(1+([.$D$5]/100))" office:value-type="float" office:value="0.03267" calcext:value-type="float">
            <text:p>0.03</text:p>
          </table:table-cell>
          <table:table-cell table:style-name="ce29" table:formula="of:=[.H95]*[.D95]" office:value-type="float" office:value="0.26136" calcext:value-type="float">
            <text:p>0.26</text:p>
          </table:table-cell>
          <table:table-cell table:style-name="ce5" office:value-type="string" calcext:value-type="string">
            <text:p>In local warehouse store, for chassis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M4x20</text:p>
          </table:table-cell>
          <table:table-cell table:style-name="ce13" office:value-type="string" calcext:value-type="string">
            <text:p>Phillips round-pan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7]/[.$D$3]" office:value-type="float" office:value="0.0099924" calcext:value-type="float">
            <text:p>0.01</text:p>
          </table:table-cell>
          <table:table-cell table:style-name="ce29" table:formula="of:=[.I97]/[.$D$3]" office:value-type="float" office:value="0.0199848" calcext:value-type="float">
            <text:p>0.02</text:p>
          </table:table-cell>
          <table:table-cell table:style-name="ce29" table:formula="of:=0.2271*(1+([.$D$5]/100))" office:value-type="float" office:value="0.274791" calcext:value-type="float">
            <text:p>0.27</text:p>
          </table:table-cell>
          <table:table-cell table:style-name="ce29" table:formula="of:=[.H97]*[.D97]" office:value-type="float" office:value="0.549582" calcext:value-type="float">
            <text:p>0.55</text:p>
          </table:table-cell>
          <table:table-cell table:style-name="ce5" office:value-type="string" calcext:value-type="string">
            <text:p>In local warehouse store, for X and Y Pulley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4x50</text:p>
          </table:table-cell>
          <table:table-cell table:style-name="ce13" office:value-type="string" calcext:value-type="string">
            <text:p>Phillips round-pan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8]/[.$D$3]" office:value-type="float" office:value="0.0198" calcext:value-type="float">
            <text:p>0.02</text:p>
          </table:table-cell>
          <table:table-cell table:style-name="ce29" table:formula="of:=[.I98]/[.$D$3]" office:value-type="float" office:value="0.1188" calcext:value-type="float">
            <text:p>0.12</text:p>
          </table:table-cell>
          <table:table-cell table:style-name="ce29" table:formula="of:=0.45*(1+([.$D$5]/100))" office:value-type="float" office:value="0.5445" calcext:value-type="float">
            <text:p>0.54</text:p>
          </table:table-cell>
          <table:table-cell table:style-name="ce29" table:formula="of:=[.H98]*[.D98]" office:value-type="float" office:value="3.267" calcext:value-type="float">
            <text:p>3.27</text:p>
          </table:table-cell>
          <table:table-cell table:style-name="ce5" office:value-type="string" calcext:value-type="string">
            <text:p>In local warehouse store, for X and Y Pulley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4 nut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99]/[.$D$3]" office:value-type="float" office:value="0.00704" calcext:value-type="float">
            <text:p>0.01</text:p>
          </table:table-cell>
          <table:table-cell table:style-name="ce29" table:formula="of:=[.I99]/[.$D$3]" office:value-type="float" office:value="0.05632" calcext:value-type="float">
            <text:p>0.06</text:p>
          </table:table-cell>
          <table:table-cell table:style-name="ce29" table:formula="of:=0.16*(1+([.$D$5]/100))" office:value-type="float" office:value="0.1936" calcext:value-type="float">
            <text:p>0.19</text:p>
          </table:table-cell>
          <table:table-cell table:style-name="ce29" table:formula="of:=[.H99]*[.D99]" office:value-type="float" office:value="1.5488" calcext:value-type="float">
            <text:p>1.55</text:p>
          </table:table-cell>
          <table:table-cell table:style-name="ce5" office:value-type="string" calcext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4 washer</text:p>
          </table:table-cell>
          <table:table-cell table:style-name="ce13" table:number-columns-repeated="2"/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00]/[.$D$3]" office:value-type="float" office:value="0.001936" calcext:value-type="float">
            <text:p>0.00</text:p>
          </table:table-cell>
          <table:table-cell table:style-name="ce29" table:formula="of:=[.I100]/[.$D$3]" office:value-type="float" office:value="0.034848" calcext:value-type="float">
            <text:p>0.03</text:p>
          </table:table-cell>
          <table:table-cell table:style-name="ce29" table:formula="of:=0.044*(1+([.$D$5]/100))" office:value-type="float" office:value="0.05324" calcext:value-type="float">
            <text:p>0.05</text:p>
          </table:table-cell>
          <table:table-cell table:style-name="ce29" table:formula="of:=[.H100]*[.D100]" office:value-type="float" office:value="0.95832" calcext:value-type="float">
            <text:p>0.96</text:p>
          </table:table-cell>
          <table:table-cell table:style-name="ce5" office:value-type="string" calcext:value-type="string">
            <text:p>In local warehouse store, for X and Y Pulley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M5 nut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02]/[.$D$3]" office:value-type="float" office:value="0.00704" calcext:value-type="float">
            <text:p>0.01</text:p>
          </table:table-cell>
          <table:table-cell table:style-name="ce29" table:formula="of:=[.I102]/[.$D$3]" office:value-type="float" office:value="0.01408" calcext:value-type="float">
            <text:p>0.01</text:p>
          </table:table-cell>
          <table:table-cell table:style-name="ce29" table:formula="of:=0.16*(1+([.$D$5]/100))" office:value-type="float" office:value="0.1936" calcext:value-type="float">
            <text:p>0.19</text:p>
          </table:table-cell>
          <table:table-cell table:style-name="ce29" table:formula="of:=[.H102]*[.D102]" office:value-type="float" office:value="0.3872" calcext:value-type="float">
            <text:p>0.39</text:p>
          </table:table-cell>
          <table:table-cell table:style-name="ce5" office:value-type="string" calcext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M6 mutgard washer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04]/[.$D$3]" office:value-type="float" office:value="0.00704" calcext:value-type="float">
            <text:p>0.01</text:p>
          </table:table-cell>
          <table:table-cell table:style-name="ce29" table:formula="of:=[.I104]/[.$D$3]" office:value-type="float" office:value="0.01408" calcext:value-type="float">
            <text:p>0.01</text:p>
          </table:table-cell>
          <table:table-cell table:style-name="ce29" table:formula="of:=0.16*(1+([.$D$5]/100))" office:value-type="float" office:value="0.1936" calcext:value-type="float">
            <text:p>0.19</text:p>
          </table:table-cell>
          <table:table-cell table:style-name="ce29" table:formula="of:=[.H104]*[.D104]" office:value-type="float" office:value="0.3872" calcext:value-type="float">
            <text:p>0.39</text:p>
          </table:table-cell>
          <table:table-cell table:style-name="ce5" office:value-type="string" calcext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M8 nut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06]/[.$D$3]" office:value-type="float" office:value="0.0187" calcext:value-type="float">
            <text:p>0.02</text:p>
          </table:table-cell>
          <table:table-cell table:style-name="ce29" table:formula="of:=[.I106]/[.$D$3]" office:value-type="float" office:value="0.935" calcext:value-type="float">
            <text:p>0.94</text:p>
          </table:table-cell>
          <table:table-cell table:style-name="ce29" table:formula="of:=0.425*(1+([.$D$5]/100))" office:value-type="float" office:value="0.51425" calcext:value-type="float">
            <text:p>0.51</text:p>
          </table:table-cell>
          <table:table-cell table:style-name="ce29" table:formula="of:=[.H106]*[.D106]" office:value-type="float" office:value="25.7125" calcext:value-type="float">
            <text:p>25.71</text:p>
          </table:table-cell>
          <table:table-cell table:style-name="ce5" office:value-type="string" calcext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8 nylock nut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07]/[.$D$3]" office:value-type="float" office:value="0.0627" calcext:value-type="float">
            <text:p>0.06</text:p>
          </table:table-cell>
          <table:table-cell table:style-name="ce29" table:formula="of:=[.I107]/[.$D$3]" office:value-type="float" office:value="0.0627" calcext:value-type="float">
            <text:p>0.06</text:p>
          </table:table-cell>
          <table:table-cell table:style-name="ce29" table:formula="of:=1.425*(1+([.$D$5]/100))" office:value-type="float" office:value="1.72425" calcext:value-type="float">
            <text:p>1.72</text:p>
          </table:table-cell>
          <table:table-cell table:style-name="ce29" table:formula="of:=[.H107]*[.D107]" office:value-type="float" office:value="1.72425" calcext:value-type="float">
            <text:p>1.72</text:p>
          </table:table-cell>
          <table:table-cell table:style-name="ce5" office:value-type="string" calcext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M8 washer</text:p>
          </table:table-cell>
          <table:table-cell table:style-name="ce13" table:number-columns-repeated="2"/>
          <table:table-cell table:style-name="ce13" office:value-type="float" office:value="84" calcext:value-type="float">
            <text:p>84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08]/[.$D$3]" office:value-type="float" office:value="0.00902" calcext:value-type="float">
            <text:p>0.01</text:p>
          </table:table-cell>
          <table:table-cell table:style-name="ce29" table:formula="of:=[.I108]/[.$D$3]" office:value-type="float" office:value="0.75768" calcext:value-type="float">
            <text:p>0.76</text:p>
          </table:table-cell>
          <table:table-cell table:style-name="ce29" table:formula="of:=0.205*(1+([.$D$5]/100))" office:value-type="float" office:value="0.24805" calcext:value-type="float">
            <text:p>0.25</text:p>
          </table:table-cell>
          <table:table-cell table:style-name="ce29" table:formula="of:=[.H108]*[.D108]" office:value-type="float" office:value="20.8362" calcext:value-type="float">
            <text:p>20.84</text:p>
          </table:table-cell>
          <table:table-cell table:style-name="ce5" office:value-type="string" calcext:value-type="string">
            <text:p>In local warehouse store, for Z axis threaded ro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4"/>
          <table:table-cell table:style-name="ce29" table:number-columns-repeated="4"/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Polycarbonate plate</text:p>
          </table:table-cell>
          <table:table-cell table:style-name="ce18" office:value-type="string" calcext:value-type="string">
            <text:p>120x120x3mm</text:p>
          </table:table-cell>
          <table:table-cell table:style-name="ce13" office:value-type="string" calcext:value-type="string">
            <text:p>145x145x3m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10]/[.$D$3]" office:value-type="float" office:value="4.4" calcext:value-type="float">
            <text:p>4.40</text:p>
          </table:table-cell>
          <table:table-cell table:style-name="ce29" table:formula="of:=[.I110]/[.$D$3]" office:value-type="float" office:value="4.4" calcext:value-type="float">
            <text:p>4.40</text:p>
          </table:table-cell>
          <table:table-cell table:style-name="ce29" table:formula="of:=100*(1+([.$D$5]/100))" office:value-type="float" office:value="121" calcext:value-type="float">
            <text:p>121.00</text:p>
          </table:table-cell>
          <table:table-cell table:style-name="ce29" table:formula="of:=[.H110]*[.D110]" office:value-type="float" office:value="121" calcext:value-type="float">
            <text:p>121.00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Cable tie</text:p>
          </table:table-cell>
          <table:table-cell table:style-name="ce18" office:value-type="string" calcext:value-type="string">
            <text:p>Length 100mm</text:p>
          </table:table-cell>
          <table:table-cell table:style-name="ce13"/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11]/[.$D$3]" office:value-type="float" office:value="0.022" calcext:value-type="float">
            <text:p>0.02</text:p>
          </table:table-cell>
          <table:table-cell table:style-name="ce29" table:formula="of:=[.I111]/[.$D$3]" office:value-type="float" office:value="0.726" calcext:value-type="float">
            <text:p>0.73</text:p>
          </table:table-cell>
          <table:table-cell table:style-name="ce29" table:formula="of:=0.5*(1+([.$D$5]/100))" office:value-type="float" office:value="0.605" calcext:value-type="float">
            <text:p>0.61</text:p>
          </table:table-cell>
          <table:table-cell table:style-name="ce29" table:formula="of:=[.H111]*[.D111]" office:value-type="float" office:value="19.965" calcext:value-type="float">
            <text:p>19.97</text:p>
          </table:table-cell>
          <table:table-cell table:style-name="ce5" office:value-type="string" calcext:value-type="string">
            <text:p>In local warehouse store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PVC Tube</text:p>
          </table:table-cell>
          <table:table-cell table:style-name="ce18" office:value-type="string" calcext:value-type="string">
            <text:p><text:span text:style-name="T4">Inner Ø5</text:span><text:span text:style-name="T5">x20mm</text:span>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c</text:p>
          </table:table-cell>
          <table:table-cell table:style-name="ce29" table:formula="of:=[.H112]/[.$D$3]" office:value-type="float" office:value="0.044" calcext:value-type="float">
            <text:p>0.04</text:p>
          </table:table-cell>
          <table:table-cell table:style-name="ce29" table:formula="of:=[.I112]/[.$D$3]" office:value-type="float" office:value="0.088" calcext:value-type="float">
            <text:p>0.09</text:p>
          </table:table-cell>
          <table:table-cell table:style-name="ce29" table:formula="of:=1*(1+([.$D$5]/100))" office:value-type="float" office:value="1.21" calcext:value-type="float">
            <text:p>1.21</text:p>
          </table:table-cell>
          <table:table-cell table:style-name="ce29" table:formula="of:=[.H112]*[.D112]" office:value-type="float" office:value="2.42" calcext:value-type="float">
            <text:p>2.42</text:p>
          </table:table-cell>
          <table:table-cell table:style-name="ce5" office:value-type="string" calcext:value-type="string">
            <text:p>In local warehouse store, for Z threaded rod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Total sum</text:p>
          </table:table-cell>
          <table:table-cell table:style-name="ce19" table:number-columns-repeated="3"/>
          <table:table-cell table:style-name="ce26"/>
          <table:table-cell table:style-name="ce31" table:formula="of:=SUM([.G23:.G112])" office:value-type="float" office:value="103.192121440646" calcext:value-type="float">
            <text:p>103.19</text:p>
          </table:table-cell>
          <table:table-cell table:style-name="ce32" office:value-type="string" calcext:value-type="string">
            <text:p>EUR</text:p>
          </table:table-cell>
          <table:table-cell table:style-name="ce31" table:formula="of:=SUM([.I23:.I112])" office:value-type="float" office:value="2837.78333961776" calcext:value-type="float">
            <text:p>2837.78</text:p>
          </table:table-cell>
          <table:table-cell table:style-name="ce33" office:value-type="string" calcext:value-type="string">
            <text:p>KČ</text:p>
          </table:table-cell>
          <table:table-cell table:style-name="ce3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* Chinese goods ordered from aliexpress.com with free shipp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Change log:</text:p>
          </table:table-cell>
          <table:table-cell table:number-columns-repeated="1023"/>
        </table:table-row>
        <table:table-row table:style-name="ro2">
          <table:table-cell table:style-name="ce10" office:value-type="date" office:date-value="2015-10-01" calcext:value-type="date">
            <text:p>10/1/15</text:p>
          </table:table-cell>
          <table:table-cell table:style-name="ce20" office:value-type="string" calcext:value-type="string">
            <text:p>1.2</text:p>
          </table:table-cell>
          <table:table-cell table:style-name="ce3" office:value-type="string" calcext:value-type="string">
            <text:p>Added screw terminals that have to be used instead of original plugs RAMPS 1.4 comming with.</text:p>
          </table:table-cell>
          <table:table-cell table:number-columns-repeated="1021"/>
        </table:table-row>
        <table:table-row table:style-name="ro2">
          <table:table-cell table:style-name="ce10" office:value-type="date" office:date-value="2015-09-22" calcext:value-type="date">
            <text:p>9/22/15</text:p>
          </table:table-cell>
          <table:table-cell table:style-name="ce20" office:value-type="string" calcext:value-type="string">
            <text:p>1.1</text:p>
          </table:table-cell>
          <table:table-cell table:style-name="ce3" office:value-type="string" calcext:value-type="string">
            <text:p>Distance of mounting holes on endstop microswitches corrected.</text:p>
          </table:table-cell>
          <table:table-cell table:number-columns-repeated="1021"/>
        </table:table-row>
        <table:table-row table:style-name="ro2">
          <table:table-cell table:style-name="ce10" office:value-type="date" office:date-value="2015-08-06" calcext:value-type="date">
            <text:p>8/6/15</text:p>
          </table:table-cell>
          <table:table-cell table:style-name="ce20" office:value-type="string" calcext:value-type="string">
            <text:p>1.0</text:p>
          </table:table-cell>
          <table:table-cell table:style-name="ce3" office:value-type="string" calcext:value-type="string">
            <text:p>Final default version of ToyREP printer</text:p>
          </table:table-cell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cs" fo:country="CZ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fo:background-color="transparent" style:scale-to-X="1" style:scale-to-Y="3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Hřib</meta:initial-creator>
    <meta:creation-date>2015-06-04T06:54:12.18</meta:creation-date>
    <dc:date>2023-04-04T07:38:13.974918439</dc:date>
    <meta:editing-duration>PT8H54M51S</meta:editing-duration>
    <meta:editing-cycles>22</meta:editing-cycles>
    <meta:generator>LibreOffice/7.3.7.2$Linux_X86_64 LibreOffice_project/30$Build-2</meta:generator>
    <meta:printed-by>Martin Hřib</meta:printed-by>
    <meta:print-date>2015-06-04T15:08:35.71</meta:print-date>
    <meta:document-statistic meta:table-count="1" meta:cell-count="688" meta:object-count="0"/>
  </office:meta>
</office:document-meta>
</file>